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ucida Sans Unicode" fo:font-size="14pt" fo:font-weight="bold" officeooo:rsid="0002d3be" officeooo:paragraph-rsid="0002d3be" style:font-size-asian="14pt" style:font-weight-asian="bold" style:font-size-complex="14pt" style:font-weight-complex="bold"/>
    </style:style>
    <style:style style:name="P2" style:family="paragraph" style:parent-style-name="Header">
      <style:text-properties officeooo:rsid="0002d3be" officeooo:paragraph-rsid="0002d3be"/>
    </style:style>
    <style:style style:name="P3" style:family="paragraph" style:parent-style-name="Standard" style:list-style-name="L1">
      <style:text-properties style:font-name="Arial" officeooo:rsid="0002d3be" officeooo:paragraph-rsid="0002d3be"/>
    </style:style>
    <style:style style:name="P4" style:family="paragraph" style:parent-style-name="Standard" style:list-style-name="L1">
      <style:text-properties style:font-name="Arial" officeooo:rsid="0002d3be" officeooo:paragraph-rsid="0010c576"/>
    </style:style>
    <style:style style:name="P5" style:family="paragraph" style:parent-style-name="Standard" style:list-style-name="L1">
      <style:text-properties style:font-name="Arial" officeooo:rsid="0002d3be" officeooo:paragraph-rsid="000f428f"/>
    </style:style>
    <style:style style:name="P6" style:family="paragraph" style:parent-style-name="Standard" style:list-style-name="L1">
      <style:text-properties style:font-name="Arial" officeooo:rsid="0002d3be" officeooo:paragraph-rsid="00073fde"/>
    </style:style>
    <style:style style:name="P7" style:family="paragraph" style:parent-style-name="Standard" style:list-style-name="L1">
      <style:text-properties style:font-name="Arial" officeooo:rsid="0002d3be" officeooo:paragraph-rsid="000a9557"/>
    </style:style>
    <style:style style:name="P8" style:family="paragraph" style:parent-style-name="Standard" style:list-style-name="L1">
      <style:text-properties style:font-name="Arial" officeooo:rsid="0002d3be" officeooo:paragraph-rsid="000f6547"/>
    </style:style>
    <style:style style:name="P9" style:family="paragraph" style:parent-style-name="Standard" style:list-style-name="L1">
      <style:text-properties style:font-name="Arial" officeooo:rsid="0010c576" officeooo:paragraph-rsid="0010c576"/>
    </style:style>
    <style:style style:name="P10" style:family="paragraph" style:parent-style-name="Standard" style:list-style-name="L1">
      <style:text-properties style:font-name="Arial" officeooo:rsid="000f428f" officeooo:paragraph-rsid="000f428f"/>
    </style:style>
    <style:style style:name="P11" style:family="paragraph" style:parent-style-name="Standard" style:list-style-name="L1">
      <style:text-properties style:font-name="Arial" officeooo:rsid="00044b70" officeooo:paragraph-rsid="0012e886"/>
    </style:style>
    <style:style style:name="P12" style:family="paragraph" style:parent-style-name="Standard" style:list-style-name="L1">
      <style:text-properties style:font-name="Arial" officeooo:rsid="000a9557" officeooo:paragraph-rsid="000a9557"/>
    </style:style>
    <style:style style:name="P13" style:family="paragraph" style:parent-style-name="Standard" style:list-style-name="L1">
      <style:text-properties style:font-name="Arial" officeooo:rsid="000a9557" officeooo:paragraph-rsid="00180027"/>
    </style:style>
    <style:style style:name="P14" style:family="paragraph" style:parent-style-name="Standard" style:list-style-name="L1">
      <style:text-properties style:font-name="Arial" officeooo:rsid="000b51ee" officeooo:paragraph-rsid="0019c1b7"/>
    </style:style>
    <style:style style:name="P15" style:family="paragraph" style:parent-style-name="Standard" style:list-style-name="L1">
      <style:text-properties style:font-name="Arial" officeooo:rsid="000f6547" officeooo:paragraph-rsid="000f6547"/>
    </style:style>
    <style:style style:name="P16" style:family="paragraph" style:parent-style-name="Standard" style:list-style-name="L1">
      <style:text-properties style:font-name="Arial" officeooo:rsid="000da17a" officeooo:paragraph-rsid="000da17a"/>
    </style:style>
    <style:style style:name="P17" style:family="paragraph" style:parent-style-name="Standard" style:list-style-name="L1">
      <style:text-properties style:font-name="Arial" officeooo:rsid="00180027" officeooo:paragraph-rsid="001db140"/>
    </style:style>
    <style:style style:name="P18" style:family="paragraph" style:parent-style-name="Standard" style:list-style-name="L1">
      <style:text-properties style:font-name="Arial" officeooo:rsid="001a8e9f" officeooo:paragraph-rsid="001a8e9f"/>
    </style:style>
    <style:style style:name="P19" style:family="paragraph" style:parent-style-name="Standard">
      <style:text-properties style:font-name="Arial" officeooo:rsid="001a8e9f" officeooo:paragraph-rsid="001a8e9f"/>
    </style:style>
    <style:style style:name="P20" style:family="paragraph" style:parent-style-name="Standard" style:list-style-name="L1">
      <style:text-properties style:font-name="Arial" officeooo:rsid="001db140" officeooo:paragraph-rsid="001db140" fo:background-color="transparent"/>
    </style:style>
    <style:style style:name="P21" style:family="paragraph" style:parent-style-name="Standard" style:list-style-name="L1">
      <style:text-properties style:font-name="Arial" officeooo:rsid="001a8e9f" officeooo:paragraph-rsid="001a8e9f" fo:background-color="#ff9999"/>
    </style:style>
    <style:style style:name="P22" style:family="paragraph" style:parent-style-name="Standard" style:list-style-name="L1">
      <style:text-properties style:font-name="Arial" officeooo:rsid="001a8e9f" officeooo:paragraph-rsid="001db140" fo:background-color="#ff9999"/>
    </style:style>
    <style:style style:name="T1" style:family="text">
      <style:text-properties officeooo:rsid="0002d3be"/>
    </style:style>
    <style:style style:name="T2" style:family="text">
      <style:text-properties officeooo:rsid="0005f7b1"/>
    </style:style>
    <style:style style:name="T3" style:family="text">
      <style:text-properties officeooo:rsid="00073fde"/>
    </style:style>
    <style:style style:name="T4" style:family="text">
      <style:text-properties fo:font-size="9pt" officeooo:rsid="0005f7b1" style:font-size-asian="9pt" style:font-size-complex="9pt"/>
    </style:style>
    <style:style style:name="T5" style:family="text">
      <style:text-properties fo:font-size="9pt" officeooo:rsid="00073fde" style:font-size-asian="9pt" style:font-size-complex="9pt"/>
    </style:style>
    <style:style style:name="T6" style:family="text">
      <style:text-properties fo:font-size="9pt" officeooo:rsid="0012e886" style:font-size-asian="9pt" style:font-size-complex="9pt"/>
    </style:style>
    <style:style style:name="T7" style:family="text">
      <style:text-properties officeooo:rsid="00085115"/>
    </style:style>
    <style:style style:name="T8" style:family="text">
      <style:text-properties officeooo:rsid="000da17a"/>
    </style:style>
    <style:style style:name="T9" style:family="text">
      <style:text-properties officeooo:rsid="00129e85"/>
    </style:style>
    <style:style style:name="T10" style:family="text">
      <style:text-properties officeooo:rsid="00169912"/>
    </style:style>
    <style:style style:name="T11" style:family="text">
      <style:text-properties officeooo:rsid="00180027"/>
    </style:style>
    <style:style style:name="T12" style:family="text">
      <style:text-properties fo:background-color="#ff6600" loext:char-shading-value="0"/>
    </style:style>
    <style:style style:name="T13" style:family="text">
      <style:text-properties officeooo:rsid="00180027" fo:background-color="#ff6600" loext:char-shading-value="0"/>
    </style:style>
    <style:style style:name="T14" style:family="text">
      <style:text-properties officeooo:rsid="0018934c" fo:background-color="#ff6600" loext:char-shading-value="0"/>
    </style:style>
    <style:style style:name="T15" style:family="text">
      <style:text-properties officeooo:rsid="000a9557" fo:background-color="#ff6600" loext:char-shading-value="0"/>
    </style:style>
    <style:style style:name="T16" style:family="text">
      <style:text-properties fo:background-color="#ffff66" loext:char-shading-value="0"/>
    </style:style>
    <style:style style:name="T17" style:family="text">
      <style:text-properties officeooo:rsid="00180027" fo:background-color="#ffff66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8934c" fo:background-color="transparent" loext:char-shading-value="0"/>
    </style:style>
    <style:style style:name="T20" style:family="text">
      <style:text-properties officeooo:rsid="001db140" fo:background-color="transparent" loext:char-shading-value="0"/>
    </style:style>
    <style:style style:name="T21" style:family="text">
      <style:text-properties officeooo:rsid="0019c1b7"/>
    </style:style>
    <style:style style:name="T22" style:family="text">
      <style:text-properties officeooo:rsid="001db140"/>
    </style:style>
    <style:style style:name="T23" style:family="text">
      <style:text-properties fo:background-color="#cc99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0446504617886590" text:style-name="L1">
        <text:list-item>
          <text:p text:style-name="P3">Heat leak</text:p>
          <text:list>
            <text:list-item>
              <text:p text:style-name="P3">Normally Open valve (i.e. open if mains fails)</text:p>
            </text:list-item>
            <text:list-item>
              <text:p text:style-name="P4">Pipe thermostat </text:p>
              <text:list>
                <text:list-item>
                  <text:p text:style-name="P4">for over-temperature (&gt; <text:span text:style-name="T11">95</text:span>ºC)</text:p>
                </text:list-item>
                <text:list-item>
                  <text:p text:style-name="P9">Could also turn on pump(s)</text:p>
                </text:list-item>
              </text:list>
            </text:list-item>
          </text:list>
        </text:list-item>
        <text:list-item>
          <text:p text:style-name="P5">Woodburner Pump. </text:p>
          <text:list>
            <text:list-item>
              <text:p text:style-name="P10">Has 10mm bypass for permanent cold feed <text:span text:style-name="T9">(Probably not needed)</text:span></text:p>
            </text:list-item>
            <text:list-item>
              <text:p text:style-name="P5">Operates if:</text:p>
              <text:list>
                <text:list-item>
                  <text:p text:style-name="P11">Flue thermostat <text:span text:style-name="T2">&gt; 100ºC </text:span></text:p>
                </text:list-item>
              </text:list>
            </text:list-item>
          </text:list>
        </text:list-item>
        <text:list-item>
          <text:p text:style-name="P6">Woodburner return <text:span text:style-name="T21">loading valve</text:span> ensures water <text:span text:style-name="T21">back </text:span>to woodburner is over <text:span text:style-name="T11">61</text:span>ºC </text:p>
        </text:list-item>
        <text:list-item>
          <text:p text:style-name="P7"><text:span text:style-name="T7">Oil </text:span>Boiler Pump. </text:p>
          <text:list>
            <text:list-item>
              <text:p text:style-name="P12"><text:span text:style-name="T10">Pump turned OFF </text:span>if</text:p>
              <text:list>
                <text:list-item>
                  <text:p text:style-name="P12"><text:span text:style-name="T14">TS_middle</text:span><text:span text:style-name="T12"> </text:span><text:span text:style-name="T13">temperature</text:span><text:span text:style-name="T11"> &gt; (</text:span><text:span text:style-name="T17">DHWtemp</text:span><text:span text:style-name="T11">+</text:span><text:span text:style-name="T17">hysteresis</text:span><text:span text:style-name="T11">) OR</text:span></text:p>
                </text:list-item>
                <text:list-item>
                  <text:p text:style-name="P14"><text:span text:style-name="T12">Woodburner supply </text:span><text:span text:style-name="T13">temperature</text:span><text:span text:style-name="T11"> </text:span>&gt; <text:span text:style-name="T14">TS_bottom</text:span><text:span text:style-name="T15"> </text:span><text:span text:style-name="T13">temperature</text:span></text:p>
                </text:list-item>
              </text:list>
            </text:list-item>
            <text:list-item>
              <text:p text:style-name="P12"><text:span text:style-name="T10">Pump turned ON</text:span> if</text:p>
              <text:list>
                <text:list-item>
                  <text:p text:style-name="P13"><text:span text:style-name="T14">TS_bottom</text:span><text:span text:style-name="T12"> </text:span><text:span text:style-name="T13">temperature</text:span><text:span text:style-name="T11"> &lt; (</text:span><text:span text:style-name="T17">DHWtemp</text:span><text:span text:style-name="T11">-</text:span><text:span text:style-name="T17">hysteresis</text:span><text:span text:style-name="T11">) AND</text:span></text:p>
                </text:list-item>
                <text:list-item>
                  <text:p text:style-name="P14"><text:span text:style-name="T12">Woodburner supply </text:span><text:span text:style-name="T13">temperature</text:span><text:span text:style-name="T11"> &lt;</text:span> <text:span text:style-name="T14">TS_bottom</text:span><text:span text:style-name="T15"> </text:span><text:span text:style-name="T13">temperature</text:span></text:p>
                </text:list-item>
              </text:list>
            </text:list-item>
          </text:list>
        </text:list-item>
        <text:list-item>
          <text:p text:style-name="P8">Radiators/<text:span text:style-name="T11">UFH</text:span> Pump. </text:p>
          <text:list>
            <text:list-item>
              <text:p text:style-name="P17">Turned OFF if </text:p>
              <text:list>
                <text:list-item>
                  <text:p text:style-name="P17"><text:span text:style-name="T14">TS_top </text:span><text:span text:style-name="T12">temperature</text:span> &lt; <text:span text:style-name="T16">DHWmin </text:span><text:span text:style-name="T19">(to keep DHW from being robbed)</text:span></text:p>
                </text:list-item>
              </text:list>
            </text:list-item>
            <text:list-item>
              <text:p text:style-name="P17"><text:span text:style-name="T20">Turned ON</text:span><text:span text:style-name="T1"> if:</text:span></text:p>
              <text:list>
                <text:list-item>
                  <text:p text:style-name="P12">Time clock <text:span text:style-name="T8">&amp; </text:span>Thermostat <text:span text:style-name="T8">OR</text:span></text:p>
                </text:list-item>
                <text:list-item>
                  <text:p text:style-name="P16">Thermal Store overheat &gt; 85<text:span text:style-name="T1">º</text:span>C</text:p>
                </text:list-item>
              </text:list>
            </text:list-item>
          </text:list>
        </text:list-item>
        <text:list-item>
          <text:p text:style-name="P8">Under Floor Pump(s). </text:p>
          <text:list>
            <text:list-item>
              <text:p text:style-name="P15">Includes mixer valve</text:p>
            </text:list-item>
            <text:list-item>
              <text:p text:style-name="P8">Operates if:</text:p>
              <text:list>
                <text:list-item>
                  <text:p text:style-name="P12">Time clock <text:span text:style-name="T8">&amp; </text:span>Thermostat <text:span text:style-name="T8">OR</text:span></text:p>
                </text:list-item>
                <text:list-item>
                  <text:p text:style-name="P16">Thermal Store overheat &gt; 85<text:span text:style-name="T1">º</text:span>C (should also ensure at least 1 zone valve is open)</text:p>
                </text:list-item>
              </text:list>
            </text:list-item>
          </text:list>
        </text:list-item>
        <text:list-item>
          <text:p text:style-name="P18">Inputs</text:p>
          <text:list>
            <text:list-item>
              <text:p text:style-name="P21">Call for Heat (Radiators)<text:span text:style-name="T18"> - </text:span><text:span text:style-name="T20">GPIO13</text:span></text:p>
            </text:list-item>
            <text:list-item>
              <text:p text:style-name="P22">Call for Heat (Underfloor House)<text:span text:style-name="T18"> - </text:span><text:span text:style-name="T20">GPIO12</text:span></text:p>
            </text:list-item>
            <text:list-item>
              <text:p text:style-name="P22">Call for Heat (Underfloor extension)<text:span text:style-name="T18"> - </text:span><text:span text:style-name="T20">GPIO14</text:span></text:p>
            </text:list-item>
            <text:list-item>
              <text:p text:style-name="P22">Thermal Store over temperature<text:span text:style-name="T18"> - </text:span><text:span text:style-name="T20">GPIO16</text:span></text:p>
            </text:list-item>
          </text:list>
        </text:list-item>
        <text:list-item>
          <text:p text:style-name="P20">Outputs</text:p>
          <text:list>
            <text:list-item>
              <text:p text:style-name="P20"><text:span text:style-name="T23">Oil Boiler pump </text:span>– GPIO04</text:p>
            </text:list-item>
            <text:list-item>
              <text:p text:style-name="P20"><text:span text:style-name="T23">Heating Pump</text:span> - GPIO05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ucida Sans Unicode" fo:font-size="14pt" fo:font-weight="bold" officeooo:rsid="0002d3be" officeooo:paragraph-rsid="0002d3be" style:font-size-asian="14pt" style:font-weight-asian="bold" style:font-size-complex="14pt" style:font-weight-complex="bold"/>
    </style:style>
    <style:style style:name="MP2" style:family="paragraph" style:parent-style-name="Header">
      <style:text-properties officeooo:rsid="0002d3be" officeooo:paragraph-rsid="0002d3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oodburner Boiler Control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5:12:12.093000000</meta:creation-date>
    <dc:date>2015-04-04T13:12:00.906000000</dc:date>
    <meta:editing-duration>P5DT23H9S</meta:editing-duration>
    <meta:editing-cycles>10</meta:editing-cycles>
    <meta:generator>LibreOffice/4.3.1.2$Windows_x86 LibreOffice_project/958349dc3b25111dbca392fbc281a05559ef6848</meta:generator>
    <meta:print-date>2015-04-04T07:46:55.156000000</meta:print-date>
    <meta:document-statistic meta:table-count="0" meta:image-count="0" meta:object-count="0" meta:page-count="1" meta:paragraph-count="37" meta:word-count="215" meta:character-count="1206" meta:non-whitespace-character-count="1055"/>
  </office:meta>
</office:document-meta>
</file>